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1708in"/>
    </style:style>
    <style:style style:name="Table1.B" style:family="table-column">
      <style:table-column-properties style:column-width="1.9903in"/>
    </style:style>
    <style:style style:name="Table1.C" style:family="table-column">
      <style:table-column-properties style:column-width="2.531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Understand the Pillar FIRST (the blueprint)</text:span></text:h>
      <text:p text:style-name="Text_20_body">You showed Pillar 1: <text:span text:style-name="Emphasis">Geo Readiness &amp; Governance</text:span><text:line-break/>Major sub-components:</text:p>
      <text:list text:style-name="L1">
        <text:list-item>
          <text:p text:style-name="P1">Sitemap health</text:p>
        </text:list-item>
        <text:list-item>
          <text:p text:style-name="P1">Crawlability</text:p>
        </text:list-item>
        <text:list-item>
          <text:p text:style-name="P1">LLM policy</text:p>
        </text:list-item>
        <text:list-item>
          <text:p text:style-name="P1">Robots.txt integrity</text:p>
        </text:list-item>
        <text:list-item>
          <text:p text:style-name="P1">Canonicalization</text:p>
        </text:list-item>
        <text:list-item>
          <text:p text:style-name="P1">Agents.json</text:p>
        </text:list-item>
        <text:list-item>
          <text:p text:style-name="P1">Metadata trust signals</text:p>
        </text:list-item>
        <text:list-item>
          <text:p text:style-name="P1">Licensing, etc.</text:p>
        </text:list-item>
      </text:list>
      <text:p text:style-name="Standard"/>
      <text:p text:style-name="Standard"/>
      <text:p text:style-name="Standard">2. Map every function in the codebase to a sub-component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Sub-Component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heck_captcha_presence</text:span></text:p>
          </table:table-cell>
          <table:table-cell table:style-name="Table1.A1" office:value-type="string">
            <text:p text:style-name="Table_20_Contents">Automation Resilience</text:p>
          </table:table-cell>
          <table:table-cell table:style-name="Table1.A1" office:value-type="string">
            <text:p text:style-name="Table_20_Contents">Detect blockers preventing UI automa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check_sitemap_health</text:span></text:p>
          </table:table-cell>
          <table:table-cell table:style-name="Table1.A1" office:value-type="string">
            <text:p text:style-name="Table_20_Contents">Sitemap Health</text:p>
          </table:table-cell>
          <table:table-cell table:style-name="Table1.A1" office:value-type="string">
            <text:p text:style-name="Table_20_Contents">Evaluate freshness &amp; accessibility</text:p>
          </table:table-cell>
        </table:table-row>
        <table:table-row>
          <table:table-cell table:style-name="Table1.A1" office:value-type="string">
            <text:p text:style-name="Table_20_Contents"><text:span text:style-name="Source_20_Text">check_robots_txt</text:span></text:p>
          </table:table-cell>
          <table:table-cell table:style-name="Table1.A1" office:value-type="string">
            <text:p text:style-name="Table_20_Contents">Crawlability/Directive Integrity</text:p>
          </table:table-cell>
          <table:table-cell table:style-name="Table1.A1" office:value-type="string">
            <text:p text:style-name="Table_20_Contents">Validate bot access rul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check_semantic_structure</text:span></text:p>
          </table:table-cell>
          <table:table-cell table:style-name="Table1.A1" office:value-type="string">
            <text:p text:style-name="Table_20_Contents">Structural &amp; Semantic</text:p>
          </table:table-cell>
          <table:table-cell table:style-name="Table1.A1" office:value-type="string">
            <text:p text:style-name="Table_20_Contents">Evaluate HTML5 correctness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<text:span text:style-name="Strong_20_Emphasis">Step 1 — Start from the Pillar Level (The WHY engine)</text:span></text:h>
      <text:p text:style-name="Text_20_body">Example:</text:p>
      <text:p text:style-name="Text_20_body">Pillar 1 = “Geo Readiness &amp; Governance”.<text:line-break/>The purpose = “Can agents find, crawl, and trust your content?”</text:p>
      <text:p text:style-name="Text_20_body">THEN you map each function to a sub-component.</text:p>
      <text:p text:style-name="Text_20_body">This gives you <text:span text:style-name="Strong_20_Emphasis">context</text:span> before touching code.</text:p>
      <text:p text:style-name="Horizontal_20_Line"/>
      <text:h text:style-name="Heading_20_2" text:outline-level="2"><text:span text:style-name="Strong_20_Emphasis">Step 2 — Identify the Contract of Each Function</text:span></text:h>
      <text:p text:style-name="Text_20_body">Before running anything, ask:</text:p>
      <text:list text:style-name="L2">
        <text:list-item>
          <text:p text:style-name="P2">What should this function detect?</text:p>
        </text:list-item>
        <text:list-item>
          <text:p text:style-name="P2"><text:soft-page-break/>What counts as success?</text:p>
        </text:list-item>
        <text:list-item>
          <text:p text:style-name="P2">What counts as failure?</text:p>
        </text:list-item>
        <text:list-item>
          <text:p text:style-name="P2">What are the edge cases?</text:p>
        </text:list-item>
      </text:list>
      <text:p text:style-name="Text_20_body">Write the expected behavior <text:span text:style-name="Emphasis">before</text:span> running the code.</text:p>
      <text:p text:style-name="Horizontal_20_Line"/>
      <text:h text:style-name="Heading_20_2" text:outline-level="2"><text:span text:style-name="Strong_20_Emphasis">Step 3 — Reverse engineer the architecture, not the lines</text:span></text:h>
      <text:p text:style-name="Text_20_body">Sketch:</text:p>
      <text:list text:style-name="L3">
        <text:list-item>
          <text:p text:style-name="P3">What calls this function?</text:p>
        </text:list-item>
        <text:list-item>
          <text:p text:style-name="P3">What depends on the output?</text:p>
        </text:list-item>
        <text:list-item>
          <text:p text:style-name="P3">How does this contribute to the scoring engine?</text:p>
        </text:list-item>
        <text:list-item>
          <text:p text:style-name="P3">What happens downstream?</text:p>
        </text:list-item>
      </text:list>
      <text:p text:style-name="Text_20_body">This is systems thinking.</text:p>
      <text:p text:style-name="Horizontal_20_Line"/>
      <text:h text:style-name="Heading_20_2" text:outline-level="2"><text:span text:style-name="Strong_20_Emphasis">Step 4 — Run the function to confirm, not discover</text:span></text:h>
      <text:p text:style-name="Text_20_body">Debugging should <text:span text:style-name="Emphasis">confirm your understanding</text:span>, not replace it.</text:p>
      <text:p text:style-name="Text_20_body">If you find things you didn't expect, that's the signal of where the design or implementation is unclear.</text:p>
      <text:p text:style-name="Horizontal_20_Line"/>
      <text:h text:style-name="Heading_20_2" text:outline-level="2"><text:span text:style-name="Strong_20_Emphasis">Step 5 — Improve based on architectural weaknesses, not code smells</text:span></text:h>
      <text:p text:style-name="Text_20_body">Examples:</text:p>
      <text:list text:style-name="L4">
        <text:list-item>
          <text:p text:style-name="P4">CAPTCHA detection misses JS-rendered CAPTCHAs → integrate Playwright.</text:p>
        </text:list-item>
        <text:list-item>
          <text:p text:style-name="P4">Scores are hardcoded → centralize scoring logic.</text:p>
        </text:list-item>
        <text:list-item>
          <text:p text:style-name="P4">All detectors read HTML separately → unify a parsing pipeline.</text:p>
        </text:list-item>
        <text:list-item>
          <text:p text:style-name="P4">Detector functions are scattered → use a registry pattern.</text:p>
        </text:list-item>
      </text:list>
      <text:p text:style-name="Text_20_body">Now you’re improving the <text:span text:style-name="Emphasis">system</text:span>, not just the cod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2:54:23.401790871</meta:creation-date>
    <dc:date>2025-11-20T18:29:23.737657092</dc:date>
    <meta:editing-duration>PT5H24M47S</meta:editing-duration>
    <meta:editing-cycles>1</meta:editing-cycles>
    <meta:document-statistic meta:table-count="1" meta:image-count="0" meta:object-count="0" meta:page-count="2" meta:paragraph-count="55" meta:word-count="298" meta:character-count="1911" meta:non-whitespace-character-count="1683"/>
    <meta:generator>LibreOffice/24.2.7.2$Linux_X86_64 LibreOffice_project/420$Build-2</meta:generator>
  </office:meta>
</office:document-meta>
</file>